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86c2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rsid="000886c2" officeooo:paragraph-rsid="000886c2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officeooo:rsid="000886c2"/>
    </style:style>
    <style:style style:name="T2" style:family="text">
      <style:text-properties officeooo:rsid="000a6ef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0"/><text:span text:style-name="T2">Paper 8</text:span> <text:s text:c="64"/><text:span text:style-name="T2">K. AHMADI</text:span></text:p>
      <text:p text:style-name="P2"><text:span text:style-name="T1">1- </text:span>It is expected that, <text:span text:style-name="T2">by</text:span> the end of 2020, the financial reserve of the Office will --------------------- the amount necessary to safeguard the continuity of its operations.</text:p>
      <text:list xml:id="list1427488562" text:style-name="L1">
        <text:list-header>
          <text:p text:style-name="P4"><text:span text:style-name="T1">a- </text:span> enter<text:bookmark text:name="Q_0_1"/> <text:s text:c="5"/><text:span text:style-name="T1">b- </text:span>exceed<text:bookmark text:name="Q_0_2"/> <text:s text:c="6"/><text:span text:style-name="T1">c-</text:span>  revisit <text:s text:c="7"/><text:span text:style-name="T1">d- </text:span> rate</text:p>
          <text:p text:style-name="P4"/>
        </text:list-header>
      </text:list>
      <text:p text:style-name="P1"><text:bookmark text:name="Q_1"/><text:span text:style-name="T1">2- </text:span>The Working Group believed that it would be beneficial to its process to consult with an expert in the ------------------------- of disability supports and service system reform. </text:p>
      <text:p text:style-name="P1"><text:bookmark text:name="Q_1_01"/><text:span text:style-name="T1">a- </text:span>account<text:bookmark text:name="Q_1_1"/> <text:s text:c="6"/><text:span text:style-name="T1">b-</text:span>  field <text:s text:c="6"/><text:span text:style-name="T1">c-</text:span> chapter<text:bookmark text:name="Q_11"/><text:bookmark text:name="Q_1_3"/> <text:s text:c="6"/><text:span text:style-name="T1">d-</text:span>  focus</text:p>
      <text:p text:style-name="Text_20_body"><text:bookmark text:name="Q_2"/><text:span text:style-name="T1">3- </text:span>The Council noted that a number of countries wished to sign the 2016 Agreement but had not been able to do so by the --------------------- of 31 August 2017. </text:p>
      <text:list xml:id="list1513769651" text:style-name="L2">
        <text:list-header>
          <text:p text:style-name="P5"><text:span text:style-name="T1">a- </text:span> income<text:bookmark text:name="Q_2_1"/> <text:s text:c="6"/><text:span text:style-name="T1">b- </text:span>deadline<text:bookmark text:name="Q_2_2"/> <text:s text:c="6"/><text:span text:style-name="T1">c- </text:span>advice <text:s text:c="5"/><text:span text:style-name="T1">d-</text:span> possibility</text:p>
          <text:p text:style-name="P5"/>
        </text:list-header>
      </text:list>
      <text:p text:style-name="Text_20_body"><text:span text:style-name="T1">4- </text:span>The agenda was intended to make an appeal to the university community so morally persuasive ------------------- the union leadership would be unable to ignore it.</text:p>
      <text:list xml:id="list816135028" text:style-name="L3">
        <text:list-header>
          <text:p text:style-name="P6"><text:bookmark text:name="Q_3_01"/><text:span text:style-name="T1">a- </text:span>which <text:s text:c="6"/><text:span text:style-name="T1">b-</text:span> about<text:bookmark text:name="Q_3_2"/> <text:s text:c="5"/><text:span text:style-name="T1">c- </text:span>during<text:bookmark text:name="Q_3_3"/><text:bookmark text:name="Q_31"/> <text:s text:c="7"/><text:span text:style-name="T1">d- </text:span>that</text:p>
          <text:p text:style-name="P6"/>
        </text:list-header>
      </text:list>
      <text:p text:style-name="Text_20_body"><text:span text:style-name="T1">5- </text:span>The Commission must -------------------- check the implementation of those plans and programmes.</text:p>
      <text:list xml:id="list610190844" text:style-name="L4">
        <text:list-header>
          <text:p text:style-name="P7"><text:bookmark text:name="Q_4_01"/><text:span text:style-name="T1">a- </text:span>regula<text:span text:style-name="T1">r <text:s text:c="5"/>b- </text:span> regularize<text:bookmark text:name="Q_4_2"/> <text:s text:c="6"/><text:span text:style-name="T1">c- </text:span>regulars<text:bookmark text:name="Q_4_3"/><text:bookmark text:name="Q_41"/> <text:s text:c="6"/><text:span text:style-name="T1">d- </text:span>regularly</text:p>
          <text:p text:style-name="P7"/>
        </text:list-header>
      </text:list>
      <text:p text:style-name="Text_20_body"><text:span text:style-name="T1">6- </text:span>Operators of grain handling facilities must ------------------- a license from the CGC. </text:p>
      <text:list xml:id="list1059660596" text:style-name="L5">
        <text:list-header>
          <text:p text:style-name="P8"><text:span text:style-name="T1">a-</text:span> capture<text:bookmark text:name="Q_5_1"/> <text:s text:c="6"/><text:span text:style-name="T1">b- </text:span>obtain<text:bookmark text:name="Q_5_2"/> <text:s text:c="6"/><text:span text:style-name="T1">c- </text:span>refer<text:bookmark text:name="Q_5_3"/><text:bookmark text:name="Q_51"/> <text:s text:c="7"/><text:span text:style-name="T1">d- </text:span>meet</text:p>
          <text:p text:style-name="P8"/>
        </text:list-header>
      </text:list>
      <text:p text:style-name="Text_20_body"><text:span text:style-name="T1">7- </text:span>It includes, ----<text:span text:style-name="T1">----------</text:span> the members of the Eurosystem, the national central banks of the Member States. </text:p>
      <text:list xml:id="list2644740842" text:style-name="L6">
        <text:list-header>
          <text:p text:style-name="P9"><text:span text:style-name="T1">a- </text:span> just as <text:s text:c="6"/><text:span text:style-name="T1">b-</text:span> because<text:bookmark text:name="Q_6_2"/> <text:s text:c="6"/><text:span text:style-name="T1">c- </text:span>otherwise <text:s text:c="7"/><text:span text:style-name="T1">d- </text:span> in addition to</text:p>
          <text:p text:style-name="P9"/>
        </text:list-header>
      </text:list>
      <text:p text:style-name="Text_20_body"><text:span text:style-name="T1">8- </text:span>We need to know how they plan on --------------the accounts over from one company to the other.</text:p>
      <text:list xml:id="list1337225424" text:style-name="L7">
        <text:list-header>
          <text:p text:style-name="P10"><text:span text:style-name="T1">a- </text:span> move<text:bookmark text:name="Q_7_1"/> <text:s text:c="6"/><text:span text:style-name="T1">b- </text:span>moved<text:bookmark text:name="Q_7_2"/> <text:s text:c="6"/><text:span text:style-name="T1">c- </text:span>moving<text:bookmark text:name="Q_7_3"/><text:bookmark text:name="Q_71"/> <text:s text:c="8"/><text:span text:style-name="T1">d- </text:span>movement</text:p>
          <text:p text:style-name="P10"/>
        </text:list-header>
      </text:list>
      <text:p text:style-name="Text_20_body"><text:span text:style-name="T1">9- </text:span>The new agency would be a centre of expertise to step up and coordinate practical cooperation ---------------- member states on various asylum matters.</text:p>
      <text:list xml:id="list4134950276" text:style-name="L8">
        <text:list-header>
          <text:p text:style-name="P11"><text:span text:style-name="T1">a- </text:span> above <text:s text:c="6"/><text:span text:style-name="T1">b- </text:span> among<text:bookmark text:name="Q_8_2"/> <text:s text:c="8"/><text:span text:style-name="T1">c- </text:span>onto<text:bookmark text:name="Q_8_3"/><text:bookmark text:name="Q_81"/> <text:s text:c="7"/><text:span text:style-name="T1">d- </text:span>inside</text:p>
          <text:p text:style-name="P11"/>
        </text:list-header>
      </text:list>
      <text:p text:style-name="Text_20_body"><text:span text:style-name="T1">10- </text:span>Those products and services which bear an ecolabel are presumed to ------------------ with the technical specifications. </text:p>
      <text:list xml:id="list3020900687" text:style-name="L9">
        <text:list-header>
          <text:p text:style-name="P12"><text:bookmark text:name="Q_9_01"/><text:span text:style-name="T1">a- </text:span>comply <text:s text:c="5"/><text:span text:style-name="T1">b-</text:span> fulfill<text:bookmark text:name="Q_9_2"/> <text:s text:c="6"/><text:span text:style-name="T1">c- </text:span>perform<text:bookmark text:name="Q_9_3"/><text:bookmark text:name="Q_91"/><text:bookmark text:name="Questions"/> <text:s text:c="7"/><text:span text:style-name="T1">d- </text:span>observe</text:p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47:20.432000000</meta:creation-date>
    <meta:print-date>2017-10-31T16:47:49.550000000</meta:print-date>
    <dc:date>2017-10-31T16:47:57.577000000</dc:date>
    <meta:editing-duration>PT12M15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30" meta:word-count="320" meta:character-count="2116" meta:non-whitespace-character-count="1520"/>
  </office:meta>
</office:document-meta>
</file>